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6dec" officeooo:paragraph-rsid="00216d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4 ex1</text:p>
      <text:p text:style-name="P1"/>
      <text:p text:style-name="P1">vulgaris@vulgaris:~/Desktop/OS/LAB4$ ./parent-child</text:p>
      <text:p text:style-name="P1">Parent: PID=11195; ParentPID=6870</text:p>
      <text:p text:style-name="P1">Child : PID=11196; ParentPPID=11195</text:p>
      <text:p text:style-name="P1">Child completed, parent : 11195</text:p>
      <text:p text:style-name="P1">n1: 3 Parent Wait: ChildPID=11196 Status=5200 WIFEXITED=1 WEXITSTATUS=82 <text:s/>status020992</text:p>
      <text:p text:style-name="P1">Parent completed</text:p>
      <text:p text:style-name="P1"/>
      <text:p text:style-name="P1">Parent: PID=11235; ParentPID=6870</text:p>
      <text:p text:style-name="P1">Child : PID=11236; ParentPPID=11235</text:p>
      <text:p text:style-name="P1">Child completed, parent : 11235</text:p>
      <text:p text:style-name="P1">n1: 0 Parent Wait: ChildPID=11236 Status=fe00 WIFEXITED=1 WEXITSTATUS=254 <text:s/>status065024</text:p>
      <text:p text:style-name="P1">Parent completed</text:p>
      <text:p text:style-name="P1"/>
      <text:p text:style-name="P1">Out of all the reruns parent process id has not changed however removing the cpid = wait(&amp;stat), change the child id when parent prints it, presumably parent no longer waits for the child to termin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1:29:28.539438600</meta:creation-date>
    <meta:generator>LibreOffice/6.0.6.2$Linux_X86_64 LibreOffice_project/00m0$Build-2</meta:generator>
    <dc:date>2018-10-30T21:33:06.433378933</dc:date>
    <meta:editing-duration>PT3M39S</meta:editing-duration>
    <meta:editing-cycles>1</meta:editing-cycles>
    <meta:document-statistic meta:table-count="0" meta:image-count="0" meta:object-count="0" meta:page-count="1" meta:paragraph-count="13" meta:word-count="86" meta:character-count="664" meta:non-whitespace-character-count="589"/>
  </office:meta>
</office:document-meta>
</file>